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diLayoutManager.BidiLayoutManager( BidiOverride node , InlineLayoutManager cL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idiLayoutManager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diLayoutManager.ge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